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verworld Locations</text:p>
          </table:table-cell>
          <table:table-cell office:value-type="string" calcext:value-type="string">
            <text:p>Light or Dark</text:p>
          </table:table-cell>
          <table:table-cell office:value-type="string" calcext:value-type="string">
            <text:p>Randomized?</text:p>
          </table:table-cell>
        </table:table-row>
        <table:table-row table:style-name="ro1">
          <table:table-cell office:value-type="string" calcext:value-type="string">
            <text:p>Link’s Hous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First Section Hole (East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First Section Hole (West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First Section Hole (North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Second Section Ho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First Section Doo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Second Section Door (East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Second Section Door (West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vern Nort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sert Palace Entrance (East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vern (Front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urtle Rock Isolated Ledge Entranc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itch Lady (East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okshot Cave Back Entranc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Sanctuary Hi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mper Cave (Top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Palace Entrance (North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ectacle Rock Cave (Bottom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t Woods Gambl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pe Cav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e Rod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ve 4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ath Mountain Return Cave (East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hasrahlas Hu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ig Bomb Sh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hieves Tow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rule Castle Entrance (East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pacity Upgrad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perbunny Cave (Top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urtle Roc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ath Mountain Return Cave (West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ectacle Rock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terfall of Wishing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World Lumberjack Sh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-Shaped Hous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sery Mir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Palace Entrance (South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nk Rock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ramid Fair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d Shield Sh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kull Woods Final Secti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ral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Lake Hylia Ledge Hint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ve Shop (Lake Hylia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Lake Hylia Fair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okshot Cav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acksmiths Hu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ace of Darknes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Lake Hylia Sho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ght World Bomb Hu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nk Fairy (Dark)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ld Man House (Bottom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mic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50 Rupee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iry Ascension Cave (Top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ramid Entranc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yramid Ho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kariko Well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kariko Well Dr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 Cave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 Cave Dr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rth Fairy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rth Fairy Cave Dr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t Woods Hideout Stum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st Woods Hideout Dr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mberjack Tree C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mberjack Tree Tre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ctuar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nctuary Grav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rule Castle Secret Entrance Stair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rule Castle Secret Entrance Dr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ong Fairy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veyard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ck Kids Hous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20 Rupee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ookshot Fairy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nons Tower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ld Man House (Top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Lake Hylia Ledge Spike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ood Bee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ke Hylia Fairy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adox Cave (Bottom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ast Dark World Hint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lace of Darkness Hint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der House (Ea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kariko Shop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mper Cave (Bottom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sh Covered Hous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ke Cav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Lake Hylia Ledge Fair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rule Castle Entrance (South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ectacle Rock Cave Peak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der House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ght Hype Fairy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gahnims Tower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st Gam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ral Cave (Bottom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wamp Pala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Death Mountain Ledge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itch Lady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ce Pala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Desert Fairy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icken Hous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tion Shop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wer of Hera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World Potion Shop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ings Gr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mberjack Hous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adox Cave (Middle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iry Ascension Cave (Bottom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re She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Desert Hint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inds Hideout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ve Shop (Dark Death Mountain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ke Hylia Fortune Teller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Death Mountain Fairy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perbunny Cave (Bottom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hery Gam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wo Brothers House (Ea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World Hammer Peg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tune Teller (Ligh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ld Man Cave (Ea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rule Castle Entrance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ckerboard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radox Cave (Top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wo Brothers House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ini Moldorm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astern Palac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Palace Entrance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airy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ld Man Cave (Wes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ortune Teller (Dark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kariko Gamble Gam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ginahs Cave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nk Fairy (Light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rk World Shop</text:p>
          </table:table-cell>
          <table:table-cell/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4T14:45:04.299000000</meta:creation-date>
    <dc:date>2022-11-14T17:43:50.584000000</dc:date>
    <meta:editing-duration>PT1H23M25S</meta:editing-duration>
    <meta:editing-cycles>1</meta:editing-cycles>
    <meta:document-statistic meta:table-count="1" meta:cell-count="356" meta:object-count="0"/>
    <meta:generator>LibreOffice/6.4.3.2$Windows_X86_64 LibreOffice_project/747b5d0ebf89f41c860ec2a39efd7cb15b54f2d8</meta:generator>
  </office:meta>
</office:document-meta>
</file>